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cdcdc" fo:border="0.74pt solid #000000"/>
    </style:style>
    <style:style style:name="ce3" style:family="table-cell" style:parent-style-name="Default">
      <style:table-cell-properties fo:background-color="#1e90f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e0ffff" fo:border="0.74pt solid #000000"/>
    </style:style>
    <style:style style:name="ce5" style:family="table-cell" style:parent-style-name="Default">
      <style:table-cell-properties fo:background-color="#ff7f50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e4b5" fo:border="0.74pt solid #000000"/>
    </style:style>
    <style:style style:name="ce7" style:family="table-cell" style:parent-style-name="Default">
      <style:table-cell-properties fo:background-color="#2f4f4f" fo:border="0.74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1e90ff" fo:border="0.74pt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7f50" fo:border="0.74pt solid #000000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 01" table:style-name="ta1">
        <table:shapes>
          <draw:frame draw:z-index="0" draw:style-name="gr1" draw:text-style-name="P1" svg:width="30.422cm" svg:height="21.25cm" svg:x="14.127cm" svg:y="2.497cm">
            <draw:object draw:notify-on-update-of-ranges="'Benchmark 01'.A2:'Benchmark 01'.A361 'Benchmark 01'.B1:'Benchmark 01'.B1 'Benchmark 01'.B2:'Benchmark 01'.B361 'Benchmark 01'.C1:'Benchmark 01'.C1 'Benchmark 01'.C2:'Benchmark 01'.C361 'Benchmark 01'.D1:'Benchmark 01'.D1 'Benchmark 01'.D2:'Benchmark 01'.D361 'Benchmark 01'.E1:'Benchmark 01'.E1 'Benchmark 01'.E2:'Benchmark 01'.E3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878cm" svg:height="7.491cm" svg:x="37.281cm" svg:y="0cm">
            <draw:object draw:notify-on-update-of-ranges="'Benchmark 01'.G2:'Benchmark 01'.G5 'Benchmark 01'.J2:'Benchmark 01'.J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3" office:value-type="string" calcext:value-type="string">
            <text:p>Chromium JS</text:p>
          </table:table-cell>
          <table:table-cell table:style-name="ce3" office:value-type="string" calcext:value-type="string">
            <text:p>Chromium WASM</text:p>
          </table:table-cell>
          <table:table-cell table:style-name="ce5" office:value-type="string" calcext:value-type="string">
            <text:p>Firefox JS</text:p>
          </table:table-cell>
          <table:table-cell table:style-name="ce5" office:value-type="string" calcext:value-type="string">
            <text:p>Firefox WASM</text:p>
          </table:table-cell>
          <table:table-cell/>
          <table:table-cell table:style-name="ce7" office:value-type="string" calcext:value-type="string">
            <text:p>Run duration (ms)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.799999999988" calcext:value-type="float">
            <text:p>118,80</text:p>
          </table:table-cell>
          <table:table-cell office:value-type="float" office:value="72" calcext:value-type="float">
            <text:p>72,00</text:p>
          </table:table-cell>
          <table:table-cell office:value-type="float" office:value="145" calcext:value-type="float">
            <text:p>145,00</text:p>
          </table:table-cell>
          <table:table-cell office:value-type="float" office:value="34" calcext:value-type="float">
            <text:p>34,00</text:p>
          </table:table-cell>
          <table:table-cell/>
          <table:table-cell table:style-name="ce8" table:formula="of:=[.B1]" office:value-type="string" office:string-value="Chromium JS" calcext:value-type="string">
            <text:p>Chromium JS</text:p>
          </table:table-cell>
          <table:table-cell table:style-name="ce4" table:formula="of:=MIN([.$B$2:.$B$361])" office:value-type="float" office:value="56.7999999999884" calcext:value-type="float">
            <text:p>56,80</text:p>
          </table:table-cell>
          <table:table-cell table:style-name="ce4" table:formula="of:=MAX([.$B$2:.$B$361])" office:value-type="float" office:value="118.799999999988" calcext:value-type="float">
            <text:p>118,80</text:p>
          </table:table-cell>
          <table:table-cell table:style-name="ce4" table:formula="of:=AVERAGE([.$B$2:.$B$361])" office:value-type="float" office:value="58.9277777777763" calcext:value-type="float">
            <text:p>58,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5999999999767" calcext:value-type="float">
            <text:p>63,60</text:p>
          </table:table-cell>
          <table:table-cell office:value-type="float" office:value="42" calcext:value-type="float">
            <text:p>42,0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/>
          <table:table-cell table:style-name="ce8" table:formula="of:=[.C1]" office:value-type="string" office:string-value="Chromium WASM" calcext:value-type="string">
            <text:p>Chromium WASM</text:p>
          </table:table-cell>
          <table:table-cell table:style-name="ce4" table:formula="of:=MIN([.$C$2:.$C$361])" office:value-type="float" office:value="41" calcext:value-type="float">
            <text:p>41,00</text:p>
          </table:table-cell>
          <table:table-cell table:style-name="ce4" table:formula="of:=MAX([.$C$2:.$C$361])" office:value-type="float" office:value="72" calcext:value-type="float">
            <text:p>72,00</text:p>
          </table:table-cell>
          <table:table-cell table:style-name="ce4" table:formula="of:=AVERAGE([.$C$2:.$C$361])" office:value-type="float" office:value="42.5213888888896" calcext:value-type="float">
            <text:p>42,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2000000000116" calcext:value-type="float">
            <text:p>57,20</text:p>
          </table:table-cell>
          <table:table-cell office:value-type="float" office:value="42" calcext:value-type="float">
            <text:p>42,0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/>
          <table:table-cell table:style-name="ce9" table:formula="of:=[.D1]" office:value-type="string" office:string-value="Firefox JS" calcext:value-type="string">
            <text:p>Firefox JS</text:p>
          </table:table-cell>
          <table:table-cell table:style-name="ce6" table:formula="of:=MIN([.$D$2:.$D$361])" office:value-type="float" office:value="110" calcext:value-type="float">
            <text:p>110,00</text:p>
          </table:table-cell>
          <table:table-cell table:style-name="ce6" table:formula="of:=MAX([.$D$2:.$D$361])" office:value-type="float" office:value="145" calcext:value-type="float">
            <text:p>145,00</text:p>
          </table:table-cell>
          <table:table-cell table:style-name="ce6" table:formula="of:=AVERAGE([.$D$2:.$D$361])" office:value-type="float" office:value="114.252777777778" calcext:value-type="float">
            <text:p>114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3000000000466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/>
          <table:table-cell table:style-name="ce9" table:formula="of:=[.E1]" office:value-type="string" office:string-value="Firefox WASM" calcext:value-type="string">
            <text:p>Firefox WASM</text:p>
          </table:table-cell>
          <table:table-cell table:style-name="ce6" table:formula="of:=MIN([.$E$2:.$E$361])" office:value-type="float" office:value="32" calcext:value-type="float">
            <text:p>32,00</text:p>
          </table:table-cell>
          <table:table-cell table:style-name="ce6" table:formula="of:=MAX([.$E$2:.$E$361])" office:value-type="float" office:value="47" calcext:value-type="float">
            <text:p>47,00</text:p>
          </table:table-cell>
          <table:table-cell table:style-name="ce6" table:formula="of:=AVERAGE([.$E$2:.$E$361])" office:value-type="float" office:value="34.2083333333333" calcext:value-type="float">
            <text:p>34,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4000000000233" calcext:value-type="float">
            <text:p>59,4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.1999999999534" calcext:value-type="float">
            <text:p>57,2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,00</text:p>
          </table:table-cell>
          <table:table-cell office:value-type="float" office:value="42" calcext:value-type="float">
            <text:p>42,0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,0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.8000000000466" calcext:value-type="float">
            <text:p>65,8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2" calcext:value-type="float">
            <text:p>42,0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" calcext:value-type="float">
            <text:p>42,0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2" calcext:value-type="float">
            <text:p>112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1.7000000000116" calcext:value-type="float">
            <text:p>41,7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1" calcext:value-type="float">
            <text:p>111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" calcext:value-type="float">
            <text:p>42,0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.1999999999534" calcext:value-type="float">
            <text:p>57,20</text:p>
          </table:table-cell>
          <table:table-cell office:value-type="float" office:value="41.8000000000466" calcext:value-type="float">
            <text:p>41,8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6" calcext:value-type="float">
            <text:p>11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,0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.6999999999534" calcext:value-type="float">
            <text:p>60,70</text:p>
          </table:table-cell>
          <table:table-cell office:value-type="float" office:value="41.3000000000466" calcext:value-type="float">
            <text:p>41,3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.2999999999884" calcext:value-type="float">
            <text:p>65,3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1.4000000000233" calcext:value-type="float">
            <text:p>41,4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5" calcext:value-type="float">
            <text:p>57,50</text:p>
          </table:table-cell>
          <table:table-cell office:value-type="float" office:value="41.6999999999534" calcext:value-type="float">
            <text:p>41,7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.1999999999534" calcext:value-type="float">
            <text:p>61,2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.5999999999767" calcext:value-type="float">
            <text:p>59,6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.1000000000349" calcext:value-type="float">
            <text:p>57,1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.5" calcext:value-type="float">
            <text:p>57,5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25" calcext:value-type="float">
            <text:p>12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.1000000000349" calcext:value-type="float">
            <text:p>61,1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24" calcext:value-type="float">
            <text:p>12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.2000000000116" calcext:value-type="float">
            <text:p>61,2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3999999999651" calcext:value-type="float">
            <text:p>59,4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.1000000000349" calcext:value-type="float">
            <text:p>62,1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.9000000000233" calcext:value-type="float">
            <text:p>56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.7999999999884" calcext:value-type="float">
            <text:p>59,8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.5" calcext:value-type="float">
            <text:p>57,5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3" calcext:value-type="float">
            <text:p>113,00</text:p>
          </table:table-cell>
          <table:table-cell office:value-type="float" office:value="38" calcext:value-type="float">
            <text:p>38,0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2.8000000000466" calcext:value-type="float">
            <text:p>42,8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5" calcext:value-type="float">
            <text:p>42,50</text:p>
          </table:table-cell>
          <table:table-cell office:value-type="float" office:value="114" calcext:value-type="float">
            <text:p>114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7.5" calcext:value-type="float">
            <text:p>57,5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4" calcext:value-type="float">
            <text:p>114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.3000000000466" calcext:value-type="float">
            <text:p>57,3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.5" calcext:value-type="float">
            <text:p>57,50</text:p>
          </table:table-cell>
          <table:table-cell office:value-type="float" office:value="42.5" calcext:value-type="float">
            <text:p>42,5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39" calcext:value-type="float">
            <text:p>139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,0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,0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7.1999999999534" calcext:value-type="float">
            <text:p>57,2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.2000000000116" calcext:value-type="float">
            <text:p>57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.7999999999884" calcext:value-type="float">
            <text:p>60,8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.5" calcext:value-type="float">
            <text:p>57,5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24" calcext:value-type="float">
            <text:p>124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.4000000000233" calcext:value-type="float">
            <text:p>61,4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.6000000000349" calcext:value-type="float">
            <text:p>57,60</text:p>
          </table:table-cell>
          <table:table-cell office:value-type="float" office:value="43" calcext:value-type="float">
            <text:p>43,0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3" calcext:value-type="float">
            <text:p>43,0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.2000000000116" calcext:value-type="float">
            <text:p>60,2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.5" calcext:value-type="float">
            <text:p>57,5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3" calcext:value-type="float">
            <text:p>43,0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.6000000000349" calcext:value-type="float">
            <text:p>59,60</text:p>
          </table:table-cell>
          <table:table-cell office:value-type="float" office:value="42.5999999999767" calcext:value-type="float">
            <text:p>42,6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.5" calcext:value-type="float">
            <text:p>57,50</text:p>
          </table:table-cell>
          <table:table-cell office:value-type="float" office:value="43" calcext:value-type="float">
            <text:p>4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,0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7" calcext:value-type="float">
            <text:p>37,0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3.0999999999767" calcext:value-type="float">
            <text:p>43,10</text:p>
          </table:table-cell>
          <table:table-cell office:value-type="float" office:value="112" calcext:value-type="float">
            <text:p>112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.2000000000116" calcext:value-type="float">
            <text:p>59,2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.1000000000349" calcext:value-type="float">
            <text:p>57,1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3" calcext:value-type="float">
            <text:p>43,00</text:p>
          </table:table-cell>
          <table:table-cell office:value-type="float" office:value="112" calcext:value-type="float">
            <text:p>112,00</text:p>
          </table:table-cell>
          <table:table-cell office:value-type="float" office:value="41" calcext:value-type="float">
            <text:p>41,0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5" calcext:value-type="float">
            <text:p>42,50</text:p>
          </table:table-cell>
          <table:table-cell office:value-type="float" office:value="126" calcext:value-type="float">
            <text:p>126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3.0999999999767" calcext:value-type="float">
            <text:p>43,1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.2000000000116" calcext:value-type="float">
            <text:p>57,2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.5" calcext:value-type="float">
            <text:p>57,50</text:p>
          </table:table-cell>
          <table:table-cell office:value-type="float" office:value="43.1999999999534" calcext:value-type="float">
            <text:p>43,2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8999999999651" calcext:value-type="float">
            <text:p>42,90</text:p>
          </table:table-cell>
          <table:table-cell office:value-type="float" office:value="112" calcext:value-type="float">
            <text:p>112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3" calcext:value-type="float">
            <text:p>113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1" calcext:value-type="float">
            <text:p>111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3" calcext:value-type="float">
            <text:p>43,0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5999999999767" calcext:value-type="float">
            <text:p>42,60</text:p>
          </table:table-cell>
          <table:table-cell office:value-type="float" office:value="113" calcext:value-type="float">
            <text:p>113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.5" calcext:value-type="float">
            <text:p>57,5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5.7000000000116" calcext:value-type="float">
            <text:p>65,7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" calcext:value-type="float">
            <text:p>42,0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,00</text:p>
          </table:table-cell>
          <table:table-cell office:value-type="float" office:value="42.5" calcext:value-type="float">
            <text:p>42,5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0.5" calcext:value-type="float">
            <text:p>60,50</text:p>
          </table:table-cell>
          <table:table-cell office:value-type="float" office:value="43" calcext:value-type="float">
            <text:p>4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4.5" calcext:value-type="float">
            <text:p>44,5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,00</text:p>
          </table:table-cell>
          <table:table-cell office:value-type="float" office:value="43.8999999999651" calcext:value-type="float">
            <text:p>43,9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4.2000000000116" calcext:value-type="float">
            <text:p>44,2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4.8000000000466" calcext:value-type="float">
            <text:p>44,80</text:p>
          </table:table-cell>
          <table:table-cell office:value-type="float" office:value="122" calcext:value-type="float">
            <text:p>12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8.4000000000233" calcext:value-type="float">
            <text:p>58,4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.7999999999884" calcext:value-type="float">
            <text:p>58,8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2.0999999999767" calcext:value-type="float">
            <text:p>62,1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3" calcext:value-type="float">
            <text:p>43,0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24" calcext:value-type="float">
            <text:p>12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5" calcext:value-type="float">
            <text:p>42,5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8000000000466" calcext:value-type="float">
            <text:p>42,8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,0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,00</text:p>
          </table:table-cell>
          <table:table-cell office:value-type="float" office:value="42.5" calcext:value-type="float">
            <text:p>42,50</text:p>
          </table:table-cell>
          <table:table-cell office:value-type="float" office:value="113" calcext:value-type="float">
            <text:p>113,00</text:p>
          </table:table-cell>
          <table:table-cell office:value-type="float" office:value="38" calcext:value-type="float">
            <text:p>38,0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5" calcext:value-type="float">
            <text:p>42,5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.5" calcext:value-type="float">
            <text:p>57,5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.5" calcext:value-type="float">
            <text:p>57,5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7.0999999999767" calcext:value-type="float">
            <text:p>57,10</text:p>
          </table:table-cell>
          <table:table-cell office:value-type="float" office:value="43.5" calcext:value-type="float">
            <text:p>43,5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3.5" calcext:value-type="float">
            <text:p>43,5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.8999999999651" calcext:value-type="float">
            <text:p>56,90</text:p>
          </table:table-cell>
          <table:table-cell office:value-type="float" office:value="43.5" calcext:value-type="float">
            <text:p>43,5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3.8999999999651" calcext:value-type="float">
            <text:p>43,90</text:p>
          </table:table-cell>
          <table:table-cell office:value-type="float" office:value="114" calcext:value-type="float">
            <text:p>114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7.5" calcext:value-type="float">
            <text:p>57,5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9.3999999999651" calcext:value-type="float">
            <text:p>59,4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.5" calcext:value-type="float">
            <text:p>57,5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3.5" calcext:value-type="float">
            <text:p>43,5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4" calcext:value-type="float">
            <text:p>114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7.1999999999534" calcext:value-type="float">
            <text:p>57,20</text:p>
          </table:table-cell>
          <table:table-cell office:value-type="float" office:value="43" calcext:value-type="float">
            <text:p>43,0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.1000000000349" calcext:value-type="float">
            <text:p>57,10</text:p>
          </table:table-cell>
          <table:table-cell office:value-type="float" office:value="43" calcext:value-type="float">
            <text:p>4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23" calcext:value-type="float">
            <text:p>12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0.8999999999651" calcext:value-type="float">
            <text:p>60,9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.8999999999651" calcext:value-type="float">
            <text:p>58,9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9.0999999999767" calcext:value-type="float">
            <text:p>59,1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,0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0.5" calcext:value-type="float">
            <text:p>60,5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7.5" calcext:value-type="float">
            <text:p>57,50</text:p>
          </table:table-cell>
          <table:table-cell office:value-type="float" office:value="43" calcext:value-type="float">
            <text:p>4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.0999999999767" calcext:value-type="float">
            <text:p>57,10</text:p>
          </table:table-cell>
          <table:table-cell office:value-type="float" office:value="43.3000000000466" calcext:value-type="float">
            <text:p>43,3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3.7000000000116" calcext:value-type="float">
            <text:p>43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7.2000000000116" calcext:value-type="float">
            <text:p>57,20</text:p>
          </table:table-cell>
          <table:table-cell office:value-type="float" office:value="44" calcext:value-type="float">
            <text:p>44,0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7.1000000000349" calcext:value-type="float">
            <text:p>57,10</text:p>
          </table:table-cell>
          <table:table-cell office:value-type="float" office:value="44.5" calcext:value-type="float">
            <text:p>44,5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4" calcext:value-type="float">
            <text:p>114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.4000000000233" calcext:value-type="float">
            <text:p>58,4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9.4000000000233" calcext:value-type="float">
            <text:p>59,40</text:p>
          </table:table-cell>
          <table:table-cell office:value-type="float" office:value="42.5" calcext:value-type="float">
            <text:p>42,50</text:p>
          </table:table-cell>
          <table:table-cell office:value-type="float" office:value="114" calcext:value-type="float">
            <text:p>114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5" calcext:value-type="float">
            <text:p>11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7.5" calcext:value-type="float">
            <text:p>57,50</text:p>
          </table:table-cell>
          <table:table-cell office:value-type="float" office:value="42.5999999999767" calcext:value-type="float">
            <text:p>42,6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7.5" calcext:value-type="float">
            <text:p>57,50</text:p>
          </table:table-cell>
          <table:table-cell office:value-type="float" office:value="42" calcext:value-type="float">
            <text:p>42,0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3000000000466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.6000000000349" calcext:value-type="float">
            <text:p>57,60</text:p>
          </table:table-cell>
          <table:table-cell office:value-type="float" office:value="41.5" calcext:value-type="float">
            <text:p>41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7.1000000000349" calcext:value-type="float">
            <text:p>57,1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9" calcext:value-type="float">
            <text:p>119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7.5" calcext:value-type="float">
            <text:p>57,5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4" calcext:value-type="float">
            <text:p>114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6.7999999999884" calcext:value-type="float">
            <text:p>56,80</text:p>
          </table:table-cell>
          <table:table-cell office:value-type="float" office:value="41.2000000000116" calcext:value-type="float">
            <text:p>41,2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.5" calcext:value-type="float">
            <text:p>60,50</text:p>
          </table:table-cell>
          <table:table-cell office:value-type="float" office:value="41.2999999999884" calcext:value-type="float">
            <text:p>41,3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9.4000000000233" calcext:value-type="float">
            <text:p>59,40</text:p>
          </table:table-cell>
          <table:table-cell office:value-type="float" office:value="43.0999999999767" calcext:value-type="float">
            <text:p>43,1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5.4000000000233" calcext:value-type="float">
            <text:p>65,4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8" calcext:value-type="float">
            <text:p>58,00</text:p>
          </table:table-cell>
          <table:table-cell office:value-type="float" office:value="43.6999999999534" calcext:value-type="float">
            <text:p>43,7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.3000000000466" calcext:value-type="float">
            <text:p>57,30</text:p>
          </table:table-cell>
          <table:table-cell office:value-type="float" office:value="43.5999999999767" calcext:value-type="float">
            <text:p>43,6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.4000000000233" calcext:value-type="float">
            <text:p>58,40</text:p>
          </table:table-cell>
          <table:table-cell office:value-type="float" office:value="41.6999999999534" calcext:value-type="float">
            <text:p>41,7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1.8999999999651" calcext:value-type="float">
            <text:p>61,90</text:p>
          </table:table-cell>
          <table:table-cell office:value-type="float" office:value="41.7000000000116" calcext:value-type="float">
            <text:p>41,7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8.4000000000233" calcext:value-type="float">
            <text:p>58,4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.5" calcext:value-type="float">
            <text:p>58,5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2999999999884" calcext:value-type="float">
            <text:p>41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.5" calcext:value-type="float">
            <text:p>58,5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8.7000000000116" calcext:value-type="float">
            <text:p>58,7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.0999999999767" calcext:value-type="float">
            <text:p>59,1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.5999999999767" calcext:value-type="float">
            <text:p>59,60</text:p>
          </table:table-cell>
          <table:table-cell office:value-type="float" office:value="42" calcext:value-type="float">
            <text:p>42,0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9.7999999999884" calcext:value-type="float">
            <text:p>59,8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9.7999999999884" calcext:value-type="float">
            <text:p>59,8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1.7000000000116" calcext:value-type="float">
            <text:p>41,70</text:p>
          </table:table-cell>
          <table:table-cell office:value-type="float" office:value="116" calcext:value-type="float">
            <text:p>11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7.5" calcext:value-type="float">
            <text:p>57,5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0.6999999999534" calcext:value-type="float">
            <text:p>70,7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,0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.1999999999534" calcext:value-type="float">
            <text:p>57,2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6" calcext:value-type="float">
            <text:p>116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,0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8.4000000000233" calcext:value-type="float">
            <text:p>68,4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2" calcext:value-type="float">
            <text:p>42,0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.5" calcext:value-type="float">
            <text:p>58,5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.5" calcext:value-type="float">
            <text:p>62,5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6" calcext:value-type="float">
            <text:p>11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6" calcext:value-type="float">
            <text:p>116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5" calcext:value-type="float">
            <text:p>115,00</text:p>
          </table:table-cell>
          <table:table-cell office:value-type="float" office:value="47" calcext:value-type="float">
            <text:p>47,00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8.4000000000233" calcext:value-type="float">
            <text:p>58,4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999999999767" calcext:value-type="float">
            <text:p>42,60</text:p>
          </table:table-cell>
          <table:table-cell office:value-type="float" office:value="116" calcext:value-type="float">
            <text:p>11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1.1999999999534" calcext:value-type="float">
            <text:p>61,20</text:p>
          </table:table-cell>
          <table:table-cell office:value-type="float" office:value="42.5" calcext:value-type="float">
            <text:p>42,5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7.5" calcext:value-type="float">
            <text:p>57,5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1.3999999999651" calcext:value-type="float">
            <text:p>41,4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8.7000000000116" calcext:value-type="float">
            <text:p>58,7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7" calcext:value-type="float">
            <text:p>11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9.1000000000349" calcext:value-type="float">
            <text:p>59,1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26" calcext:value-type="float">
            <text:p>12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1.8000000000466" calcext:value-type="float">
            <text:p>61,80</text:p>
          </table:table-cell>
          <table:table-cell office:value-type="float" office:value="41.5" calcext:value-type="float">
            <text:p>41,5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8" calcext:value-type="float">
            <text:p>58,0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1" calcext:value-type="float">
            <text:p>41,0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8.6999999999534" calcext:value-type="float">
            <text:p>58,70</text:p>
          </table:table-cell>
          <table:table-cell office:value-type="float" office:value="41.7000000000116" calcext:value-type="float">
            <text:p>41,7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1.4000000000233" calcext:value-type="float">
            <text:p>41,40</text:p>
          </table:table-cell>
          <table:table-cell office:value-type="float" office:value="117" calcext:value-type="float">
            <text:p>11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.6000000000349" calcext:value-type="float">
            <text:p>57,60</text:p>
          </table:table-cell>
          <table:table-cell office:value-type="float" office:value="41.5" calcext:value-type="float">
            <text:p>41,5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2.1000000000349" calcext:value-type="float">
            <text:p>62,1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8" calcext:value-type="float">
            <text:p>58,0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7.0999999999767" calcext:value-type="float">
            <text:p>57,1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8.7000000000116" calcext:value-type="float">
            <text:p>58,7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22" calcext:value-type="float">
            <text:p>122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0.7000000000116" calcext:value-type="float">
            <text:p>60,7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0.2000000000116" calcext:value-type="float">
            <text:p>70,2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0.6000000000349" calcext:value-type="float">
            <text:p>60,60</text:p>
          </table:table-cell>
          <table:table-cell office:value-type="float" office:value="41.5" calcext:value-type="float">
            <text:p>41,50</text:p>
          </table:table-cell>
          <table:table-cell office:value-type="float" office:value="110" calcext:value-type="float">
            <text:p>110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1" calcext:value-type="float">
            <text:p>111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1" calcext:value-type="float">
            <text:p>111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9.7999999999884" calcext:value-type="float">
            <text:p>69,80</text:p>
          </table:table-cell>
          <table:table-cell office:value-type="float" office:value="41.1000000000349" calcext:value-type="float">
            <text:p>41,1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4.0999999999767" calcext:value-type="float">
            <text:p>64,10</text:p>
          </table:table-cell>
          <table:table-cell office:value-type="float" office:value="41.1000000000349" calcext:value-type="float">
            <text:p>41,1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1" calcext:value-type="float">
            <text:p>41,00</text:p>
          </table:table-cell>
          <table:table-cell office:value-type="float" office:value="111" calcext:value-type="float">
            <text:p>111,00</text:p>
          </table:table-cell>
          <table:table-cell office:value-type="float" office:value="43" calcext:value-type="float">
            <text:p>43,0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1.2000000000116" calcext:value-type="float">
            <text:p>41,20</text:p>
          </table:table-cell>
          <table:table-cell office:value-type="float" office:value="112" calcext:value-type="float">
            <text:p>112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6.3000000000466" calcext:value-type="float">
            <text:p>66,3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5.1000000000349" calcext:value-type="float">
            <text:p>65,1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9" calcext:value-type="float">
            <text:p>59,0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2.2000000000116" calcext:value-type="float">
            <text:p>62,2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2.3000000000466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5" calcext:value-type="float">
            <text:p>42,5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,0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23" calcext:value-type="float">
            <text:p>12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0.9000000000233" calcext:value-type="float">
            <text:p>60,9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5" calcext:value-type="float">
            <text:p>41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" calcext:value-type="float">
            <text:p>42,0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5" calcext:value-type="float">
            <text:p>42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,0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.9000000000233" calcext:value-type="float">
            <text:p>60,9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3.5" calcext:value-type="float">
            <text:p>63,5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3" calcext:value-type="float">
            <text:p>43,0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,0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1.7000000000116" calcext:value-type="float">
            <text:p>61,7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8" calcext:value-type="float">
            <text:p>58,0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6" calcext:value-type="float">
            <text:p>11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.7999999999884" calcext:value-type="float">
            <text:p>65,80</text:p>
          </table:table-cell>
          <table:table-cell office:value-type="float" office:value="42.5" calcext:value-type="float">
            <text:p>42,5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.5" calcext:value-type="float">
            <text:p>57,5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9" calcext:value-type="float">
            <text:p>119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7.6000000000349" calcext:value-type="float">
            <text:p>57,60</text:p>
          </table:table-cell>
          <table:table-cell office:value-type="float" office:value="41.6999999999534" calcext:value-type="float">
            <text:p>41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7" calcext:value-type="float">
            <text:p>57,0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5" calcext:value-type="float">
            <text:p>42,5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5" calcext:value-type="float">
            <text:p>42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8.5" calcext:value-type="float">
            <text:p>58,5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6.4000000000233" calcext:value-type="float">
            <text:p>66,4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24" calcext:value-type="float">
            <text:p>12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2.5" calcext:value-type="float">
            <text:p>42,5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2" calcext:value-type="float">
            <text:p>42,0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8.3000000000466" calcext:value-type="float">
            <text:p>58,3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5" calcext:value-type="float">
            <text:p>42,5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3000000000466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1" calcext:value-type="float">
            <text:p>61,00</text:p>
          </table:table-cell>
          <table:table-cell office:value-type="float" office:value="42.5999999999767" calcext:value-type="float">
            <text:p>42,6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9.5" calcext:value-type="float">
            <text:p>59,5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8.5" calcext:value-type="float">
            <text:p>58,50</text:p>
          </table:table-cell>
          <table:table-cell office:value-type="float" office:value="43" calcext:value-type="float">
            <text:p>4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.1000000000349" calcext:value-type="float">
            <text:p>61,1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24" calcext:value-type="float">
            <text:p>12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8.5" calcext:value-type="float">
            <text:p>58,50</text:p>
          </table:table-cell>
          <table:table-cell office:value-type="float" office:value="43.5999999999767" calcext:value-type="float">
            <text:p>43,6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8.5" calcext:value-type="float">
            <text:p>58,5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8" calcext:value-type="float">
            <text:p>58,0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9.8999999999651" calcext:value-type="float">
            <text:p>59,9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0.5" calcext:value-type="float">
            <text:p>60,5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9.8000000000466" calcext:value-type="float">
            <text:p>59,8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8.6000000000349" calcext:value-type="float">
            <text:p>58,6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21" calcext:value-type="float">
            <text:p>12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4.2999999999884" calcext:value-type="float">
            <text:p>44,3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0.7000000000116" calcext:value-type="float">
            <text:p>60,7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8.8000000000466" calcext:value-type="float">
            <text:p>68,80</text:p>
          </table:table-cell>
          <table:table-cell office:value-type="float" office:value="43" calcext:value-type="float">
            <text:p>43,0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9" calcext:value-type="float">
            <text:p>119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5" calcext:value-type="float">
            <text:p>42,5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27" calcext:value-type="float">
            <text:p>12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7.5" calcext:value-type="float">
            <text:p>57,5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26" calcext:value-type="float">
            <text:p>12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0.5" calcext:value-type="float">
            <text:p>70,50</text:p>
          </table:table-cell>
          <table:table-cell office:value-type="float" office:value="43" calcext:value-type="float">
            <text:p>43,0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2.2000000000116" calcext:value-type="float">
            <text:p>62,2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1.1999999999534" calcext:value-type="float">
            <text:p>61,20</text:p>
          </table:table-cell>
          <table:table-cell office:value-type="float" office:value="42" calcext:value-type="float">
            <text:p>42,00</text:p>
          </table:table-cell>
          <table:table-cell office:value-type="float" office:value="118" calcext:value-type="float">
            <text:p>118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1.2000000000116" calcext:value-type="float">
            <text:p>61,2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8.5" calcext:value-type="float">
            <text:p>58,5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1.2000000000116" calcext:value-type="float">
            <text:p>61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2.5" calcext:value-type="float">
            <text:p>42,5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6" calcext:value-type="float">
            <text:p>11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6" calcext:value-type="float">
            <text:p>11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6" calcext:value-type="float">
            <text:p>11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1.3000000000466" calcext:value-type="float">
            <text:p>61,30</text:p>
          </table:table-cell>
          <table:table-cell office:value-type="float" office:value="43.1999999999534" calcext:value-type="float">
            <text:p>43,2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8.5" calcext:value-type="float">
            <text:p>58,5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0.0999999999767" calcext:value-type="float">
            <text:p>60,1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8.5999999999767" calcext:value-type="float">
            <text:p>58,6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25" calcext:value-type="float">
            <text:p>12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3000000000466" calcext:value-type="float">
            <text:p>42,3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8.7999999999884" calcext:value-type="float">
            <text:p>58,80</text:p>
          </table:table-cell>
          <table:table-cell office:value-type="float" office:value="42.5" calcext:value-type="float">
            <text:p>42,5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3.1000000000349" calcext:value-type="float">
            <text:p>73,10</text:p>
          </table:table-cell>
          <table:table-cell office:value-type="float" office:value="42.5" calcext:value-type="float">
            <text:p>42,5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3.2000000000116" calcext:value-type="float">
            <text:p>63,2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118" calcext:value-type="float">
            <text:p>118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1.6999999999534" calcext:value-type="float">
            <text:p>61,70</text:p>
          </table:table-cell>
          <table:table-cell office:value-type="float" office:value="43.5" calcext:value-type="float">
            <text:p>43,50</text:p>
          </table:table-cell>
          <table:table-cell office:value-type="float" office:value="118" calcext:value-type="float">
            <text:p>118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9.7999999999884" calcext:value-type="float">
            <text:p>59,80</text:p>
          </table:table-cell>
          <table:table-cell office:value-type="float" office:value="43" calcext:value-type="float">
            <text:p>43,0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,0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8" calcext:value-type="float">
            <text:p>118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3" calcext:value-type="float">
            <text:p>43,0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25" calcext:value-type="float">
            <text:p>12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8.6999999999534" calcext:value-type="float">
            <text:p>58,70</text:p>
          </table:table-cell>
          <table:table-cell office:value-type="float" office:value="42.5" calcext:value-type="float">
            <text:p>42,50</text:p>
          </table:table-cell>
          <table:table-cell office:value-type="float" office:value="118" calcext:value-type="float">
            <text:p>118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8" calcext:value-type="float">
            <text:p>58,00</text:p>
          </table:table-cell>
          <table:table-cell office:value-type="float" office:value="44.2999999999884" calcext:value-type="float">
            <text:p>44,3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.5" calcext:value-type="float">
            <text:p>58,50</text:p>
          </table:table-cell>
          <table:table-cell office:value-type="float" office:value="43.8999999999651" calcext:value-type="float">
            <text:p>43,90</text:p>
          </table:table-cell>
          <table:table-cell office:value-type="float" office:value="111" calcext:value-type="float">
            <text:p>111,00</text:p>
          </table:table-cell>
          <table:table-cell office:value-type="float" office:value="44" calcext:value-type="float">
            <text:p>44,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4T13:56:18.554481687</dc:date>
    <meta:editing-duration>PT32M21S</meta:editing-duration>
    <meta:editing-cycles>11</meta:editing-cycles>
    <meta:generator>LibreOffice/7.4.4.2$Linux_X86_64 LibreOffice_project/40$Build-2</meta:generator>
    <meta:document-statistic meta:table-count="1" meta:cell-count="182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minimum="0" chart:maximum="150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423cm" svg:height="21.251cm" xlink:href=".." xlink:type="simple" chart:class="chart:line" chart:style-name="ch1">
        <chart:title svg:x="7.68cm" svg:y="0.56cm" chart:style-name="ch2">
          <text:p>Hue Shift: Benchmark of the JS and WASM implementations of the function
on Chromium and Firefox</text:p>
        </chart:title>
        <chart:legend chart:legend-position="end" svg:x="26.327cm" svg:y="9.579cm" style:legend-expansion="high" chart:style-name="ch3"/>
        <chart:plot-area chart:style-name="ch4" table:cell-range-address="'Benchmark 01'.A1:'Benchmark 01'.E361" chart:data-source-has-labels="both" svg:x="1.619cm" svg:y="2.268cm" svg:width="24.1cm" svg:height="17.577cm">
          <chart:coordinate-region svg:x="2.902cm" svg:y="2.467cm" svg:width="22.817cm" svg:height="16.454cm"/>
          <chart:axis chart:dimension="x" chart:name="primary-x" chart:style-name="ch5" chartooo:axis-type="auto">
            <chartooo:date-scale/>
            <chart:title svg:x="13.307cm" svg:y="20.27cm" chart:style-name="ch6">
              <text:p>Run</text:p>
            </chart:title>
            <chart:categories table:cell-range-address="'Benchmark 01'.A2:'Benchmark 01'.A361"/>
          </chart:axis>
          <chart:axis chart:dimension="y" chart:name="primary-y" chart:style-name="ch7">
            <chart:title svg:x="0.451cm" svg:y="12.092cm" chart:style-name="ch8">
              <text:p>Duration (ms)</text:p>
            </chart:title>
            <chart:grid chart:style-name="ch9" chart:class="major"/>
          </chart:axis>
          <chart:series chart:style-name="ch10" chart:values-cell-range-address="'Benchmark 01'.B2:'Benchmark 01'.B361" chart:label-cell-address="'Benchmark 01'.B1:'Benchmark 01'.B1" chart:class="chart:line">
            <chart:data-point chart:repeated="360"/>
          </chart:series>
          <chart:series chart:style-name="ch11" chart:values-cell-range-address="'Benchmark 01'.C2:'Benchmark 01'.C361" chart:label-cell-address="'Benchmark 01'.C1:'Benchmark 01'.C1" chart:class="chart:line">
            <chart:data-point chart:repeated="360"/>
          </chart:series>
          <chart:series chart:style-name="ch12" chart:values-cell-range-address="'Benchmark 01'.D2:'Benchmark 01'.D361" chart:label-cell-address="'Benchmark 01'.D1:'Benchmark 01'.D1" chart:class="chart:line">
            <chart:data-point chart:repeated="360"/>
          </chart:series>
          <chart:series chart:style-name="ch13" chart:values-cell-range-address="'Benchmark 01'.E2:'Benchmark 01'.E361" chart:label-cell-address="'Benchmark 01'.E1:'Benchmark 01'.E1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 JS</text:p>
                <draw:g>
                  <svg:desc>'Benchmark 01'.B1:'Benchmark 01'.B1</svg:desc>
                </draw:g>
              </table:table-cell>
              <table:table-cell office:value-type="string">
                <text:p>Chromium WASM</text:p>
                <draw:g>
                  <svg:desc>'Benchmark 01'.C1:'Benchmark 01'.C1</svg:desc>
                </draw:g>
              </table:table-cell>
              <table:table-cell office:value-type="string">
                <text:p>Firefox JS</text:p>
                <draw:g>
                  <svg:desc>'Benchmark 01'.D1:'Benchmark 01'.D1</svg:desc>
                </draw:g>
              </table:table-cell>
              <table:table-cell office:value-type="string">
                <text:p>Firefox WASM</text:p>
                <draw:g>
                  <svg:desc>'Benchmark 01'.E1:'Benchmark 01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enchmark 01'.A2:'Benchmark 01'.A361</svg:desc>
                </draw:g>
              </table:table-cell>
              <table:table-cell office:value-type="float" office:value="118.799999999988">
                <text:p>118.799999999988</text:p>
                <draw:g>
                  <svg:desc>'Benchmark 01'.B2:'Benchmark 01'.B361</svg:desc>
                </draw:g>
              </table:table-cell>
              <table:table-cell office:value-type="float" office:value="72">
                <text:p>72</text:p>
                <draw:g>
                  <svg:desc>'Benchmark 01'.C2:'Benchmark 01'.C361</svg:desc>
                </draw:g>
              </table:table-cell>
              <table:table-cell office:value-type="float" office:value="145">
                <text:p>145</text:p>
                <draw:g>
                  <svg:desc>'Benchmark 01'.D2:'Benchmark 01'.D361</svg:desc>
                </draw:g>
              </table:table-cell>
              <table:table-cell office:value-type="float" office:value="34">
                <text:p>34</text:p>
                <draw:g>
                  <svg:desc>'Benchmark 01'.E2:'Benchmark 01'.E3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.5999999999767">
                <text:p>63.5999999999767</text:p>
              </table:table-cell>
              <table:table-cell office:value-type="float" office:value="42">
                <text:p>42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7.2000000000116">
                <text:p>57.2000000000116</text:p>
              </table:table-cell>
              <table:table-cell office:value-type="float" office:value="42">
                <text:p>42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9.4000000000233">
                <text:p>59.4000000000233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1999999999534">
                <text:p>57.1999999999534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.8000000000466">
                <text:p>65.8000000000466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">
                <text:p>42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1">
                <text:p>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">
                <text:p>42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7.1999999999534">
                <text:p>57.1999999999534</text:p>
              </table:table-cell>
              <table:table-cell office:value-type="float" office:value="41.8000000000466">
                <text:p>41.8000000000466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6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0.6999999999534">
                <text:p>60.6999999999534</text:p>
              </table:table-cell>
              <table:table-cell office:value-type="float" office:value="41.3000000000466">
                <text:p>41.300000000046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5.2999999999884">
                <text:p>65.2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1.4000000000233">
                <text:p>41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7.5">
                <text:p>57.5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1.1999999999534">
                <text:p>61.1999999999534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9.5999999999767">
                <text:p>59.5999999999767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7.1000000000349">
                <text:p>57.1000000000349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7.5">
                <text:p>57.5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25">
                <text:p>1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1.1000000000349">
                <text:p>61.1000000000349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1.2000000000116">
                <text:p>61.2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9.3999999999651">
                <text:p>59.3999999999651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2.1000000000349">
                <text:p>62.1000000000349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6.9000000000233">
                <text:p>56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9.7999999999884">
                <text:p>59.7999999999884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7.5">
                <text:p>57.5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2.8000000000466">
                <text:p>42.8000000000466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5">
                <text:p>42.5</text:p>
              </table:table-cell>
              <table:table-cell office:value-type="float" office:value="114">
                <text:p>1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7.5">
                <text:p>57.5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4">
                <text:p>1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7.3000000000466">
                <text:p>57.3000000000466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7.5">
                <text:p>57.5</text:p>
              </table:table-cell>
              <table:table-cell office:value-type="float" office:value="42.5">
                <text:p>42.5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7.1999999999534">
                <text:p>57.1999999999534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7.2000000000116">
                <text:p>57.2000000000116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5">
                <text:p>42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0.7999999999884">
                <text:p>60.7999999999884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7.5">
                <text:p>57.5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24">
                <text:p>1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1.4000000000233">
                <text:p>61.4000000000233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7.6000000000349">
                <text:p>57.6000000000349</text:p>
              </table:table-cell>
              <table:table-cell office:value-type="float" office:value="43">
                <text:p>43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3">
                <text:p>43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0.2000000000116">
                <text:p>60.2000000000116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7.5">
                <text:p>57.5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9.6000000000349">
                <text:p>59.6000000000349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7.5">
                <text:p>57.5</text:p>
              </table:table-cell>
              <table:table-cell office:value-type="float" office:value="43">
                <text:p>4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8">
                <text:p>58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2">
                <text:p>1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112">
                <text:p>1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9.2000000000116">
                <text:p>59.2000000000116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7.1000000000349">
                <text:p>57.1000000000349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5">
                <text:p>42.5</text:p>
              </table:table-cell>
              <table:table-cell office:value-type="float" office:value="126">
                <text:p>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57.2000000000116">
                <text:p>57.2000000000116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7.5">
                <text:p>57.5</text:p>
              </table:table-cell>
              <table:table-cell office:value-type="float" office:value="43.1999999999534">
                <text:p>43.199999999953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8999999999651">
                <text:p>42.8999999999651</text:p>
              </table:table-cell>
              <table:table-cell office:value-type="float" office:value="112">
                <text:p>1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3">
                <text:p>43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7.5">
                <text:p>57.5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5.7000000000116">
                <text:p>65.7000000000116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">
                <text:p>42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8">
                <text:p>58</text:p>
              </table:table-cell>
              <table:table-cell office:value-type="float" office:value="42.5">
                <text:p>42.5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60.5">
                <text:p>60.5</text:p>
              </table:table-cell>
              <table:table-cell office:value-type="float" office:value="43">
                <text:p>43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4.5">
                <text:p>44.5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7">
                <text:p>57</text:p>
              </table:table-cell>
              <table:table-cell office:value-type="float" office:value="43.8999999999651">
                <text:p>43.8999999999651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4.2000000000116">
                <text:p>44.2000000000116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4.8000000000466">
                <text:p>44.8000000000466</text:p>
              </table:table-cell>
              <table:table-cell office:value-type="float" office:value="122">
                <text:p>1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8.4000000000233">
                <text:p>58.4000000000233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8.7999999999884">
                <text:p>58.7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2.0999999999767">
                <text:p>62.0999999999767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5">
                <text:p>42.5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8000000000466">
                <text:p>42.8000000000466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58">
                <text:p>58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8">
                <text:p>58</text:p>
              </table:table-cell>
              <table:table-cell office:value-type="float" office:value="42.5">
                <text:p>42.5</text:p>
              </table:table-cell>
              <table:table-cell office:value-type="float" office:value="113">
                <text:p>1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5">
                <text:p>42.5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57.5">
                <text:p>57.5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7.5">
                <text:p>57.5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7.0999999999767">
                <text:p>57.0999999999767</text:p>
              </table:table-cell>
              <table:table-cell office:value-type="float" office:value="43.5">
                <text:p>43.5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3.5">
                <text:p>43.5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56.8999999999651">
                <text:p>56.8999999999651</text:p>
              </table:table-cell>
              <table:table-cell office:value-type="float" office:value="43.5">
                <text:p>43.5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3.8999999999651">
                <text:p>43.8999999999651</text:p>
              </table:table-cell>
              <table:table-cell office:value-type="float" office:value="114">
                <text:p>1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7.5">
                <text:p>57.5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59.3999999999651">
                <text:p>59.3999999999651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7.5">
                <text:p>57.5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3.5">
                <text:p>43.5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4">
                <text:p>1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57.1999999999534">
                <text:p>57.1999999999534</text:p>
              </table:table-cell>
              <table:table-cell office:value-type="float" office:value="43">
                <text:p>43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7.1000000000349">
                <text:p>57.1000000000349</text:p>
              </table:table-cell>
              <table:table-cell office:value-type="float" office:value="43">
                <text:p>43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60.8999999999651">
                <text:p>60.8999999999651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58.8999999999651">
                <text:p>58.8999999999651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59.0999999999767">
                <text:p>59.0999999999767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7">
                <text:p>67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0.5">
                <text:p>60.5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57.5">
                <text:p>57.5</text:p>
              </table:table-cell>
              <table:table-cell office:value-type="float" office:value="43">
                <text:p>4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57.0999999999767">
                <text:p>57.0999999999767</text:p>
              </table:table-cell>
              <table:table-cell office:value-type="float" office:value="43.3000000000466">
                <text:p>43.3000000000466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7.2000000000116">
                <text:p>57.2000000000116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7.1000000000349">
                <text:p>57.1000000000349</text:p>
              </table:table-cell>
              <table:table-cell office:value-type="float" office:value="44.5">
                <text:p>44.5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4">
                <text:p>1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8.4000000000233">
                <text:p>58.4000000000233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9.4000000000233">
                <text:p>59.4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4">
                <text:p>1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5">
                <text:p>1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57.5">
                <text:p>57.5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57.5">
                <text:p>57.5</text:p>
              </table:table-cell>
              <table:table-cell office:value-type="float" office:value="42">
                <text:p>42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57.6000000000349">
                <text:p>57.6000000000349</text:p>
              </table:table-cell>
              <table:table-cell office:value-type="float" office:value="41.5">
                <text:p>41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57.1000000000349">
                <text:p>57.1000000000349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9">
                <text:p>1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57.5">
                <text:p>57.5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4">
                <text:p>1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56.7999999999884">
                <text:p>56.7999999999884</text:p>
              </table:table-cell>
              <table:table-cell office:value-type="float" office:value="41.2000000000116">
                <text:p>41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0.5">
                <text:p>60.5</text:p>
              </table:table-cell>
              <table:table-cell office:value-type="float" office:value="41.2999999999884">
                <text:p>41.299999999988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59.4000000000233">
                <text:p>59.4000000000233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5.4000000000233">
                <text:p>65.4000000000233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58">
                <text:p>58</text:p>
              </table:table-cell>
              <table:table-cell office:value-type="float" office:value="43.6999999999534">
                <text:p>43.6999999999534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7.3000000000466">
                <text:p>57.3000000000466</text:p>
              </table:table-cell>
              <table:table-cell office:value-type="float" office:value="43.5999999999767">
                <text:p>43.5999999999767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58.4000000000233">
                <text:p>58.4000000000233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61.8999999999651">
                <text:p>61.8999999999651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8.4000000000233">
                <text:p>58.4000000000233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8.5">
                <text:p>58.5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2999999999884">
                <text:p>41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58.5">
                <text:p>58.5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8.7000000000116">
                <text:p>58.7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59.0999999999767">
                <text:p>59.099999999976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59.5999999999767">
                <text:p>59.5999999999767</text:p>
              </table:table-cell>
              <table:table-cell office:value-type="float" office:value="42">
                <text:p>42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59.7999999999884">
                <text:p>59.7999999999884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9.7999999999884">
                <text:p>59.7999999999884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116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7.5">
                <text:p>57.5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0.6999999999534">
                <text:p>70.6999999999534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1">
                <text:p>61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57.1999999999534">
                <text:p>57.1999999999534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6">
                <text:p>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58">
                <text:p>58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8.4000000000233">
                <text:p>68.4000000000233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2">
                <text:p>42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8.5">
                <text:p>58.5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2.5">
                <text:p>62.5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6">
                <text:p>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5">
                <text:p>1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8.4000000000233">
                <text:p>58.4000000000233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116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61.1999999999534">
                <text:p>61.1999999999534</text:p>
              </table:table-cell>
              <table:table-cell office:value-type="float" office:value="42.5">
                <text:p>42.5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7.5">
                <text:p>57.5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1.3999999999651">
                <text:p>41.3999999999651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8.7000000000116">
                <text:p>58.7000000000116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7">
                <text:p>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59.1000000000349">
                <text:p>59.1000000000349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26">
                <text:p>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61.8000000000466">
                <text:p>61.8000000000466</text:p>
              </table:table-cell>
              <table:table-cell office:value-type="float" office:value="41.5">
                <text:p>41.5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8">
                <text:p>58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8.6999999999534">
                <text:p>58.6999999999534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1.4000000000233">
                <text:p>41.4000000000233</text:p>
              </table:table-cell>
              <table:table-cell office:value-type="float" office:value="117">
                <text:p>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.6000000000349">
                <text:p>57.6000000000349</text:p>
              </table:table-cell>
              <table:table-cell office:value-type="float" office:value="41.5">
                <text:p>41.5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62.1000000000349">
                <text:p>62.1000000000349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58">
                <text:p>58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7.0999999999767">
                <text:p>57.0999999999767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8.7000000000116">
                <text:p>58.700000000011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22">
                <text:p>1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60.7000000000116">
                <text:p>60.7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70.2000000000116">
                <text:p>70.2000000000116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60.6000000000349">
                <text:p>60.6000000000349</text:p>
              </table:table-cell>
              <table:table-cell office:value-type="float" office:value="41.5">
                <text:p>41.5</text:p>
              </table:table-cell>
              <table:table-cell office:value-type="float" office:value="110">
                <text:p>1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1">
                <text:p>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1">
                <text:p>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9.7999999999884">
                <text:p>69.7999999999884</text:p>
              </table:table-cell>
              <table:table-cell office:value-type="float" office:value="41.1000000000349">
                <text:p>41.1000000000349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64.0999999999767">
                <text:p>64.0999999999767</text:p>
              </table:table-cell>
              <table:table-cell office:value-type="float" office:value="41.1000000000349">
                <text:p>41.1000000000349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1">
                <text:p>41</text:p>
              </table:table-cell>
              <table:table-cell office:value-type="float" office:value="111">
                <text:p>1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1.2000000000116">
                <text:p>41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66.3000000000466">
                <text:p>66.300000000046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65.1000000000349">
                <text:p>65.1000000000349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9">
                <text:p>59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62.2000000000116">
                <text:p>62.2000000000116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8">
                <text:p>58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0.9000000000233">
                <text:p>60.9000000000233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5">
                <text:p>41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">
                <text:p>42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5">
                <text:p>42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58">
                <text:p>58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0.9000000000233">
                <text:p>60.9000000000233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3.5">
                <text:p>63.5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58">
                <text:p>58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1.7000000000116">
                <text:p>61.7000000000116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8">
                <text:p>58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.7999999999884">
                <text:p>65.7999999999884</text:p>
              </table:table-cell>
              <table:table-cell office:value-type="float" office:value="42.5">
                <text:p>42.5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57.5">
                <text:p>57.5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9">
                <text:p>1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57.6000000000349">
                <text:p>57.6000000000349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7">
                <text:p>57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5">
                <text:p>42.5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58.5">
                <text:p>58.5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66.4000000000233">
                <text:p>66.4000000000233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2.5">
                <text:p>42.5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58.3000000000466">
                <text:p>58.3000000000466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5">
                <text:p>42.5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61">
                <text:p>61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59.5">
                <text:p>59.5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8.5">
                <text:p>58.5</text:p>
              </table:table-cell>
              <table:table-cell office:value-type="float" office:value="43">
                <text:p>43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61.1000000000349">
                <text:p>61.1000000000349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58.5">
                <text:p>58.5</text:p>
              </table:table-cell>
              <table:table-cell office:value-type="float" office:value="43.5999999999767">
                <text:p>43.5999999999767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58.5">
                <text:p>58.5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58">
                <text:p>58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59.8999999999651">
                <text:p>59.8999999999651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60.5">
                <text:p>60.5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9.8000000000466">
                <text:p>59.8000000000466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8.6000000000349">
                <text:p>58.6000000000349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21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4.2999999999884">
                <text:p>44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0.7000000000116">
                <text:p>60.7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68.8000000000466">
                <text:p>68.8000000000466</text:p>
              </table:table-cell>
              <table:table-cell office:value-type="float" office:value="43">
                <text:p>43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9">
                <text:p>1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5">
                <text:p>42.5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27">
                <text:p>1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7.5">
                <text:p>57.5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26">
                <text:p>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70.5">
                <text:p>70.5</text:p>
              </table:table-cell>
              <table:table-cell office:value-type="float" office:value="43">
                <text:p>43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62.2000000000116">
                <text:p>62.2000000000116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61.1999999999534">
                <text:p>61.1999999999534</text:p>
              </table:table-cell>
              <table:table-cell office:value-type="float" office:value="42">
                <text:p>42</text:p>
              </table:table-cell>
              <table:table-cell office:value-type="float" office:value="118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61.2000000000116">
                <text:p>61.2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58.5">
                <text:p>58.5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61.2000000000116">
                <text:p>61.2000000000116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2.5">
                <text:p>42.5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61.3000000000466">
                <text:p>61.3000000000466</text:p>
              </table:table-cell>
              <table:table-cell office:value-type="float" office:value="43.1999999999534">
                <text:p>43.1999999999534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58.5">
                <text:p>58.5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60.0999999999767">
                <text:p>60.0999999999767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58.5999999999767">
                <text:p>58.5999999999767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25">
                <text:p>1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58.7999999999884">
                <text:p>58.7999999999884</text:p>
              </table:table-cell>
              <table:table-cell office:value-type="float" office:value="42.5">
                <text:p>42.5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3.1000000000349">
                <text:p>73.1000000000349</text:p>
              </table:table-cell>
              <table:table-cell office:value-type="float" office:value="42.5">
                <text:p>42.5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63.2000000000116">
                <text:p>63.2000000000116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118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61.6999999999534">
                <text:p>61.6999999999534</text:p>
              </table:table-cell>
              <table:table-cell office:value-type="float" office:value="43.5">
                <text:p>43.5</text:p>
              </table:table-cell>
              <table:table-cell office:value-type="float" office:value="118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59.7999999999884">
                <text:p>59.7999999999884</text:p>
              </table:table-cell>
              <table:table-cell office:value-type="float" office:value="43">
                <text:p>43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58">
                <text:p>58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8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3">
                <text:p>43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25">
                <text:p>1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58.6999999999534">
                <text:p>58.6999999999534</text:p>
              </table:table-cell>
              <table:table-cell office:value-type="float" office:value="42.5">
                <text:p>42.5</text:p>
              </table:table-cell>
              <table:table-cell office:value-type="float" office:value="118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58">
                <text:p>58</text:p>
              </table:table-cell>
              <table:table-cell office:value-type="float" office:value="44.2999999999884">
                <text:p>44.2999999999884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8.5">
                <text:p>58.5</text:p>
              </table:table-cell>
              <table:table-cell office:value-type="float" office:value="43.8999999999651">
                <text:p>43.8999999999651</text:p>
              </table:table-cell>
              <table:table-cell office:value-type="float" office:value="111">
                <text:p>111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9cm" svg:height="7.492cm" xlink:href=".." xlink:type="simple" chart:class="chart:bar" chart:style-name="ch1">
        <chart:title svg:x="1.643cm" svg:y="0.284cm" chart:style-name="ch2">
          <text:p>Hue Shift: Average execution duration of the function depending on the implementation and the browser</text:p>
        </chart:title>
        <chart:plot-area chart:style-name="ch3" table:cell-range-address="'Benchmark 01'.G2:'Benchmark 01'.G5 'Benchmark 01'.J2:'Benchmark 01'.J5" chart:data-source-has-labels="column" svg:x="1.288cm" svg:y="1.716cm" svg:width="12.314cm" svg:height="5.627cm">
          <chart:coordinate-region svg:x="2.571cm" svg:y="1.915cm" svg:width="11.031cm" svg:height="4.781cm"/>
          <chart:axis chart:dimension="x" chart:name="primary-x" chart:style-name="ch4" chartooo:axis-type="auto">
            <chartooo:date-scale/>
            <chart:categories table:cell-range-address="'Benchmark 01'.G2:'Benchmark 01'.G5"/>
          </chart:axis>
          <chart:axis chart:dimension="y" chart:name="primary-y" chart:style-name="ch5">
            <chart:title svg:x="0.451cm" svg:y="5.565cm" chart:style-name="ch6">
              <text:p>Duration (ms)</text:p>
            </chart:title>
            <chart:grid chart:style-name="ch7" chart:class="major"/>
          </chart:axis>
          <chart:series chart:style-name="ch8" chart:values-cell-range-address="'Benchmark 01'.J2:'Benchmark 01'.J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Chromium JS</text:p>
                <draw:g>
                  <svg:desc>'Benchmark 01'.G2:'Benchmark 01'.G5</svg:desc>
                </draw:g>
              </table:table-cell>
              <table:table-cell office:value-type="float" office:value="58.9277777777763">
                <text:p>58.9277777777763</text:p>
                <draw:g>
                  <svg:desc>'Benchmark 01'.J2:'Benchmark 01'.J5</svg:desc>
                </draw:g>
              </table:table-cell>
            </table:table-row>
            <table:table-row>
              <table:table-cell office:value-type="string">
                <text:p>Chromium WASM</text:p>
              </table:table-cell>
              <table:table-cell office:value-type="float" office:value="42.5213888888896">
                <text:p>42.5213888888896</text:p>
              </table:table-cell>
            </table:table-row>
            <table:table-row>
              <table:table-cell office:value-type="string">
                <text:p>Firefox JS</text:p>
              </table:table-cell>
              <table:table-cell office:value-type="float" office:value="114.252777777778">
                <text:p>114.252777777778</text:p>
              </table:table-cell>
            </table:table-row>
            <table:table-row>
              <table:table-cell office:value-type="string">
                <text:p>Firefox WASM</text:p>
              </table:table-cell>
              <table:table-cell office:value-type="float" office:value="34.2083333333333">
                <text:p>34.208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